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A0000023415645BBAF59061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6835in" svg:width="8.2457in" svg:height="5.0161in" draw:z-index="0"><draw:image xlink:href="Pictures/10000000000003DA0000023415645BBAF59061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0T18:15:06.192000000</meta:creation-date>
    <dc:date>2019-10-10T18:34:42.058000000</dc:date>
    <meta:editing-duration>PT9M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1.2$Windows_X86_64 LibreOffice_project/b79626edf0065ac373bd1df5c28bd630b4424273</meta:generator>
  </office:meta>
</office:document-meta>
</file>